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everse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KiCS</text:p>
          </table:table-cell>
          <table:table-cell office:value-type="float" office:value="0.132">
            <text:p>0,132</text:p>
          </table:table-cell>
          <table:table-cell table:number-columns-repeated="2"/>
        </table:table-row>
        <table:table-row table:style-name="ro1">
          <table:table-cell office:value-type="string">
            <text:p>KiCS2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1">
          <table:table-cell office:value-type="string">
            <text:p>PAKCS </text:p>
          </table:table-cell>
          <table:table-cell office:value-type="float" office:value="2.08">
            <text:p>2,08</text:p>
          </table:table-cell>
          <table:table-cell/>
          <table:table-cell office:value-type="string">
            <text:p>Reverse User</text:p>
          </table:table-cell>
        </table:table-row>
        <table:table-row table:style-name="ro1">
          <table:table-cell office:value-type="string">
            <text:p>MCC <text:s text:c="2"/></text:p>
          </table:table-cell>
          <table:table-cell office:value-type="float" office:value="0.33">
            <text:p>0,33</text:p>
          </table:table-cell>
          <table:table-cell table:number-columns-repeated="2"/>
        </table:table-row>
        <table:table-row table:style-name="ro1">
          <table:table-cell office:value-type="string">
            <text:p>GHC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2">
          <table:table-cell office:value-type="string">
            <text:p>SICStus</text:p>
          </table:table-cell>
          <table:table-cell office:value-type="float" office:value="0.38">
            <text:p>0,38</text:p>
          </table:table-cell>
          <table:table-cell table:number-columns-repeated="2"/>
        </table:table-row>
      </table:table>
      <table:table table:name="ReverseHO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>
            <text:p>KiCS</text:p>
          </table:table-cell>
          <table:table-cell table:style-name="ce1" office:value-type="float" office:value="0.224">
            <text:p>0,224</text:p>
          </table:table-cell>
        </table:table-row>
        <table:table-row table:style-name="ro3">
          <table:table-cell office:value-type="string">
            <text:p>KiCS2 w/o</text:p>
            <text:p>HO-Optim.</text:p>
          </table:table-cell>
          <table:table-cell office:value-type="float" office:value="32.44">
            <text:p>32,44</text:p>
          </table:table-cell>
        </table:table-row>
        <table:table-row table:style-name="ro1">
          <table:table-cell office:value-type="string">
            <text:p>KiCS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PAKCS </text:p>
          </table:table-cell>
          <table:table-cell office:value-type="float" office:value="6.94">
            <text:p>6,94</text:p>
          </table:table-cell>
        </table:table-row>
        <table:table-row table:style-name="ro1">
          <table:table-cell office:value-type="string">
            <text:p>MCC <text:s text:c="2"/>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GHC</text:p>
          </table:table-cell>
          <table:table-cell office:value-type="float" office:value="0.22">
            <text:p>0,22</text:p>
          </table:table-cell>
        </table:table-row>
      </table:table>
      <table:table table:name="Permsort" table:style-name="ta1" table:print="false">
        <table:table-column table:style-name="co2" table:number-columns-repeated="4" table:default-cell-style-name="Default"/>
        <table:table-row table:style-name="ro2">
          <table:table-cell office:value-type="string">
            <text:p>KiCS</text:p>
          </table:table-cell>
          <table:table-cell office:value-type="float" office:value="25.83">
            <text:p>25,83</text:p>
          </table:table-cell>
          <table:table-cell table:number-columns-repeated="2"/>
        </table:table-row>
        <table:table-row table:style-name="ro1">
          <table:table-cell office:value-type="string">
            <text:p>KiCS2</text:p>
          </table:table-cell>
          <table:table-cell office:value-type="float" office:value="2.87">
            <text:p>2,87</text:p>
          </table:table-cell>
          <table:table-cell/>
          <table:table-cell office:value-type="string">
            <text:p>Permsort</text:p>
          </table:table-cell>
        </table:table-row>
        <table:table-row table:style-name="ro1">
          <table:table-cell office:value-type="string">
            <text:p>PAKCS </text:p>
          </table:table-cell>
          <table:table-cell office:value-type="float" office:value="26.55">
            <text:p>26,55</text:p>
          </table:table-cell>
          <table:table-cell table:number-columns-repeated="2"/>
        </table:table-row>
        <table:table-row table:style-name="ro1">
          <table:table-cell office:value-type="string">
            <text:p>MCC <text:s text:c="2"/></text:p>
          </table:table-cell>
          <table:table-cell office:value-type="float" office:value="1.27">
            <text:p>1,27</text:p>
          </table:table-cell>
          <table:table-cell table:number-columns-repeated="2"/>
        </table:table-row>
      </table:table>
      <table:table table:name="Half" table:style-name="ta1" table:print="false">
        <table:table-column table:style-name="co2" table:number-columns-repeated="4" table:default-cell-style-name="Default"/>
        <table:table-row table:style-name="ro2">
          <table:table-cell office:value-type="string">
            <text:p>KiCS</text:p>
          </table:table-cell>
          <table:table-cell office:value-type="float" office:value="6.294">
            <text:p>6,294</text:p>
          </table:table-cell>
          <table:table-cell table:number-columns-repeated="2"/>
        </table:table-row>
        <table:table-row table:style-name="ro1">
          <table:table-cell office:value-type="string">
            <text:p>KiCS2</text:p>
          </table:table-cell>
          <table:table-cell office:value-type="float" office:value="21.57">
            <text:p>21,57</text:p>
          </table:table-cell>
          <table:table-cell table:number-columns-repeated="2"/>
        </table:table-row>
        <table:table-row table:style-name="ro1">
          <table:table-cell office:value-type="string">
            <text:p>PAKCS </text:p>
          </table:table-cell>
          <table:table-cell office:value-type="float" office:value="98.57">
            <text:p>98,57</text:p>
          </table:table-cell>
          <table:table-cell/>
          <table:table-cell office:value-type="string">
            <text:p>Half</text:p>
          </table:table-cell>
        </table:table-row>
        <table:table-row table:style-name="ro1">
          <table:table-cell office:value-type="string">
            <text:p>MCC <text:s text:c="2"/></text:p>
          </table:table-cell>
          <table:table-cell office:value-type="float" office:value="2.51">
            <text:p>2,51</text:p>
          </table:table-cell>
          <table:table-cell table:number-columns-repeated="2"/>
        </table:table-row>
      </table:table>
      <table:table table:name="all" table:style-name="ta1" table:print="false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ll.H17" table:end-x="2.16cm" table:end-y="0.251cm" draw:z-index="0" draw:style-name="gr1" svg:width="15.708cm" svg:height="6.998cm" svg:x="0cm" svg:y="0.001cm">
              <draw:object draw:notify-on-update-of-ranges="Reverse.A1:Reverse.A1 Reverse.B1:Reverse.B1 Reverse.A2:Reverse.A2 Reverse.B2:Reverse.B2 Reverse.A3:Reverse.A3 Reverse.B3:Reverse.B3 Reverse.A4:Reverse.A4 Reverse.B4:Reverse.B4 Reverse.A5:Reverse.A5 Reverse.B5:Reverse.B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/>
          <table:table-cell>
            <draw:frame table:end-cell-address="all.H34" table:end-x="2.16cm" table:end-y="0.25cm" draw:z-index="1" draw:style-name="gr1" svg:width="15.708cm" svg:height="6.998cm" svg:x="0cm" svg:y="0cm">
              <draw:object draw:notify-on-update-of-ranges="ReverseHO.A1:ReverseHO.A1 ReverseHO.B1:ReverseHO.B1 ReverseHO.A2:ReverseHO.A2 ReverseHO.B2:ReverseHO.B2 ReverseHO.A3:ReverseHO.A3 ReverseHO.B3:ReverseHO.B3 ReverseHO.A4:ReverseHO.A4 ReverseHO.B4:ReverseHO.B4 ReverseHO.A5:ReverseHO.A5 ReverseHO.B5:ReverseHO.B5 ReverseHO.A6:ReverseHO.A6 ReverseHO.B6:ReverseHO.B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/>
          <table:table-cell>
            <draw:frame table:end-cell-address="all.H51" table:end-x="2.234cm" table:end-y="0.252cm" draw:z-index="2" draw:style-name="gr1" svg:width="15.782cm" svg:height="6.999cm" svg:x="0cm" svg:y="0.001cm">
              <draw:object draw:notify-on-update-of-ranges="Permsort.A1:Permsort.A1 Permsort.B1:Permsort.B1 Permsort.A2:Permsort.A2 Permsort.B2:Permsort.B2 Permsort.A3:Permsort.A3 Permsort.B3:Permsort.B3 Permsort.A4:Permsort.A4 Permsort.B4:Permsort.B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/>
          <table:table-cell>
            <draw:frame table:end-cell-address="all.H68" table:end-x="2.234cm" table:end-y="0.252cm" draw:z-index="3" draw:style-name="gr1" svg:width="15.782cm" svg:height="6.999cm" svg:x="0cm" svg:y="0.001cm">
              <draw:object draw:notify-on-update-of-ranges="Half.A1:Half.A1 Half.B1:Half.B1 Half.A2:Half.A2 Half.B2:Half.B2 Half.A3:Half.A3 Half.B3:Half.B3 Half.A4:Half.A4 Half.B4:Half.B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8">18.07.2011</text:date>, <text:time>21:43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jörn Peemöller</meta:initial-creator>
    <meta:creation-date>2011-04-30T14:19:08</meta:creation-date>
    <dc:date>2011-07-18T21:43:39</dc:date>
    <dc:creator>Björn Peemöller</dc:creator>
    <meta:editing-duration>PT3H8M9S</meta:editing-duration>
    <meta:editing-cycles>11</meta:editing-cycles>
    <meta:generator>LibreOffice/3.3$Unix LibreOffice_project/330m19$Build-202</meta:generator>
    <meta:document-statistic meta:table-count="5" meta:cell-count="43" meta:object-count="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9cm" svg:height="6.999cm" xlink:href=".." xlink:type="simple" chart:class="chart:bar" chart:style-name="ch1">
        <chart:legend chart:legend-position="end" svg:x="13.191cm" svg:y="2.13cm" chart:style-name="ch2"/>
        <chart:plot-area chart:style-name="ch3" table:cell-range-address="Reverse.A1:Reverse.B5" chart:data-source-has-labels="column" svg:x="1.469cm" svg:y="0.691cm" svg:width="11.094cm" svg:height="5.749cm">
          <chartooo:coordinate-region svg:x="2.302cm" svg:y="0.918cm" svg:width="10.261cm" svg:height="5.297cm"/>
          <chart:axis chart:dimension="x" chart:name="primary-x" chart:style-name="ch4"/>
          <chart:axis chart:dimension="y" chart:name="primary-y" chart:style-name="ch5">
            <chart:title svg:x="0.451cm" svg:y="5.507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.B1:Reverse.B1" chart:label-cell-address="Reverse.A1:Reverse.A1" chart:class="chart:bar">
            <chart:data-point/>
          </chart:series>
          <chart:series chart:style-name="ch9" chart:values-cell-range-address="Reverse.B2:Reverse.B2" chart:label-cell-address="Reverse.A2:Reverse.A2" chart:class="chart:bar">
            <chart:data-point/>
          </chart:series>
          <chart:series chart:style-name="ch10" chart:values-cell-range-address="Reverse.B3:Reverse.B3" chart:label-cell-address="Reverse.A3:Reverse.A3" chart:class="chart:bar">
            <chart:data-point/>
          </chart:series>
          <chart:series chart:style-name="ch11" chart:values-cell-range-address="Reverse.B4:Reverse.B4" chart:label-cell-address="Reverse.A4:Reverse.A4" chart:class="chart:bar">
            <chart:data-point/>
          </chart:series>
          <chart:series chart:style-name="ch12" chart:values-cell-range-address="Reverse.B5:Reverse.B5" chart:label-cell-address="Reverse.A5:Reverse.A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KiCS</text:p>
                <draw:g>
                  <svg:desc>Reverse.A1:Reverse.A1</svg:desc>
                </draw:g>
              </table:table-cell>
              <table:table-cell office:value-type="float" office:value="0.132">
                <text:p>0.132</text:p>
                <draw:g>
                  <svg:desc>Reverse.B1:Reverse.B1</svg:desc>
                </draw:g>
              </table:table-cell>
            </table:table-row>
            <table:table-row>
              <table:table-cell office:value-type="string">
                <text:p>KiCS2</text:p>
                <draw:g>
                  <svg:desc>Reverse.A2:Reverse.A2</svg:desc>
                </draw:g>
              </table:table-cell>
              <table:table-cell office:value-type="float" office:value="0.11">
                <text:p>0.11</text:p>
                <draw:g>
                  <svg:desc>Reverse.B2:Reverse.B2</svg:desc>
                </draw:g>
              </table:table-cell>
            </table:table-row>
            <table:table-row>
              <table:table-cell office:value-type="string">
                <text:p>PAKCS </text:p>
                <draw:g>
                  <svg:desc>Reverse.A3:Reverse.A3</svg:desc>
                </draw:g>
              </table:table-cell>
              <table:table-cell office:value-type="float" office:value="2.08">
                <text:p>2.08</text:p>
                <draw:g>
                  <svg:desc>Reverse.B3:Reverse.B3</svg:desc>
                </draw:g>
              </table:table-cell>
            </table:table-row>
            <table:table-row>
              <table:table-cell office:value-type="string">
                <text:p>MCC   </text:p>
                <draw:g>
                  <svg:desc>Reverse.A4:Reverse.A4</svg:desc>
                </draw:g>
              </table:table-cell>
              <table:table-cell office:value-type="float" office:value="0.33">
                <text:p>0.33</text:p>
                <draw:g>
                  <svg:desc>Reverse.B4:Reverse.B4</svg:desc>
                </draw:g>
              </table:table-cell>
            </table:table-row>
            <table:table-row>
              <table:table-cell office:value-type="string">
                <text:p>GHC</text:p>
                <draw:g>
                  <svg:desc>Reverse.A5:Reverse.A5</svg:desc>
                </draw:g>
              </table:table-cell>
              <table:table-cell office:value-type="float" office:value="0.11">
                <text:p>0.11</text:p>
                <draw:g>
                  <svg:desc>Reverse.B5:Reverse.B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950e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09cm" svg:height="6.999cm" xlink:href=".." xlink:type="simple" chart:class="chart:bar" chart:style-name="ch1">
        <chart:legend chart:legend-position="end" svg:x="12.977cm" svg:y="1.645cm" chart:style-name="ch2"/>
        <chart:plot-area chart:style-name="ch3" table:cell-range-address="ReverseHO.A1:ReverseHO.B6" chart:data-source-has-labels="column" svg:x="1.456cm" svg:y="0.691cm" svg:width="11.055cm" svg:height="5.741cm">
          <chartooo:coordinate-region svg:x="2.183cm" svg:y="0.918cm" svg:width="10.328cm" svg:height="5.289cm"/>
          <chart:axis chart:dimension="x" chart:name="primary-x" chart:style-name="ch4"/>
          <chart:axis chart:dimension="y" chart:name="primary-y" chart:style-name="ch5">
            <chart:title svg:x="0.438cm" svg:y="5.503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HO.B1:ReverseHO.B1" chart:label-cell-address="ReverseHO.A1:ReverseHO.A1" chart:class="chart:bar">
            <chart:data-point/>
          </chart:series>
          <chart:series chart:style-name="ch9" chart:values-cell-range-address="ReverseHO.B2:ReverseHO.B2" chart:label-cell-address="ReverseHO.A2:ReverseHO.A2" chart:class="chart:bar">
            <chart:data-point/>
          </chart:series>
          <chart:series chart:style-name="ch10" chart:values-cell-range-address="ReverseHO.B3:ReverseHO.B3" chart:label-cell-address="ReverseHO.A3:ReverseHO.A3" chart:class="chart:bar">
            <chart:data-point/>
          </chart:series>
          <chart:series chart:style-name="ch11" chart:values-cell-range-address="ReverseHO.B4:ReverseHO.B4" chart:label-cell-address="ReverseHO.A4:ReverseHO.A4" chart:class="chart:bar">
            <chart:data-point/>
          </chart:series>
          <chart:series chart:style-name="ch12" chart:values-cell-range-address="ReverseHO.B5:ReverseHO.B5" chart:label-cell-address="ReverseHO.A5:ReverseHO.A5" chart:class="chart:bar">
            <chart:data-point/>
          </chart:series>
          <chart:series chart:style-name="ch13" chart:values-cell-range-address="ReverseHO.B6:ReverseHO.B6" chart:label-cell-address="ReverseHO.A6:ReverseHO.A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KiCS</text:p>
                <draw:g>
                  <svg:desc>ReverseHO.A1:ReverseHO.A1</svg:desc>
                </draw:g>
              </table:table-cell>
              <table:table-cell office:value-type="float" office:value="0.224">
                <text:p>0.224</text:p>
                <draw:g>
                  <svg:desc>ReverseHO.B1:ReverseHO.B1</svg:desc>
                </draw:g>
              </table:table-cell>
            </table:table-row>
            <table:table-row>
              <table:table-cell office:value-type="string">
                <text:p>KiCS2 w/o
HO-Optim.</text:p>
                <draw:g>
                  <svg:desc>ReverseHO.A2:ReverseHO.A2</svg:desc>
                </draw:g>
              </table:table-cell>
              <table:table-cell office:value-type="float" office:value="32.44">
                <text:p>32.44</text:p>
                <draw:g>
                  <svg:desc>ReverseHO.B2:ReverseHO.B2</svg:desc>
                </draw:g>
              </table:table-cell>
            </table:table-row>
            <table:table-row>
              <table:table-cell office:value-type="string">
                <text:p>KiCS2</text:p>
                <draw:g>
                  <svg:desc>ReverseHO.A3:ReverseHO.A3</svg:desc>
                </draw:g>
              </table:table-cell>
              <table:table-cell office:value-type="float" office:value="0.2">
                <text:p>0.2</text:p>
                <draw:g>
                  <svg:desc>ReverseHO.B3:ReverseHO.B3</svg:desc>
                </draw:g>
              </table:table-cell>
            </table:table-row>
            <table:table-row>
              <table:table-cell office:value-type="string">
                <text:p>PAKCS </text:p>
                <draw:g>
                  <svg:desc>ReverseHO.A4:ReverseHO.A4</svg:desc>
                </draw:g>
              </table:table-cell>
              <table:table-cell office:value-type="float" office:value="6.94">
                <text:p>6.94</text:p>
                <draw:g>
                  <svg:desc>ReverseHO.B4:ReverseHO.B4</svg:desc>
                </draw:g>
              </table:table-cell>
            </table:table-row>
            <table:table-row>
              <table:table-cell office:value-type="string">
                <text:p>MCC   </text:p>
                <draw:g>
                  <svg:desc>ReverseHO.A5:ReverseHO.A5</svg:desc>
                </draw:g>
              </table:table-cell>
              <table:table-cell office:value-type="float" office:value="0.24">
                <text:p>0.24</text:p>
                <draw:g>
                  <svg:desc>ReverseHO.B5:ReverseHO.B5</svg:desc>
                </draw:g>
              </table:table-cell>
            </table:table-row>
            <table:table-row>
              <table:table-cell office:value-type="string">
                <text:p>GHC</text:p>
                <draw:g>
                  <svg:desc>ReverseHO.A6:ReverseHO.A6</svg:desc>
                </draw:g>
              </table:table-cell>
              <table:table-cell office:value-type="float" office:value="0.22">
                <text:p>0.22</text:p>
                <draw:g>
                  <svg:desc>ReverseHO.B6:ReverseHO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83cm" svg:height="7cm" xlink:href=".." xlink:type="simple" chart:class="chart:bar" chart:style-name="ch1">
        <chart:legend chart:legend-position="end" svg:x="13.265cm" svg:y="2.388cm" chart:style-name="ch2"/>
        <chart:plot-area chart:style-name="ch3" table:cell-range-address="Permsort.A1:Permsort.B4" chart:data-source-has-labels="column" svg:x="1.47cm" svg:y="0.695cm" svg:width="11.165cm" svg:height="5.745cm">
          <chartooo:coordinate-region svg:x="2.197cm" svg:y="0.921cm" svg:width="10.438cm" svg:height="5.294cm"/>
          <chart:axis chart:dimension="x" chart:name="primary-x" chart:style-name="ch4"/>
          <chart:axis chart:dimension="y" chart:name="primary-y" chart:style-name="ch5">
            <chart:title svg:x="0.451cm" svg:y="5.509cm" chart:style-name="ch6">
              <text:p>Runtime in seconds</text:p>
            </chart:title>
            <chart:grid chart:style-name="ch7" chart:class="major"/>
          </chart:axis>
          <chart:series chart:style-name="ch8" chart:values-cell-range-address="Permsort.B1:Permsort.B1" chart:label-cell-address="Permsort.A1:Permsort.A1" chart:class="chart:bar">
            <chart:data-point/>
          </chart:series>
          <chart:series chart:style-name="ch9" chart:values-cell-range-address="Permsort.B2:Permsort.B2" chart:label-cell-address="Permsort.A2:Permsort.A2" chart:class="chart:bar">
            <chart:data-point/>
          </chart:series>
          <chart:series chart:style-name="ch10" chart:values-cell-range-address="Permsort.B3:Permsort.B3" chart:label-cell-address="Permsort.A3:Permsort.A3" chart:class="chart:bar">
            <chart:data-point/>
          </chart:series>
          <chart:series chart:style-name="ch11" chart:values-cell-range-address="Permsort.B4:Permsort.B4" chart:label-cell-address="Permsort.A4:Permsort.A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KiCS</text:p>
                <draw:g>
                  <svg:desc>Permsort.A1:Permsort.A1</svg:desc>
                </draw:g>
              </table:table-cell>
              <table:table-cell office:value-type="float" office:value="25.83">
                <text:p>25.83</text:p>
                <draw:g>
                  <svg:desc>Permsort.B1:Permsort.B1</svg:desc>
                </draw:g>
              </table:table-cell>
            </table:table-row>
            <table:table-row>
              <table:table-cell office:value-type="string">
                <text:p>KiCS2</text:p>
                <draw:g>
                  <svg:desc>Permsort.A2:Permsort.A2</svg:desc>
                </draw:g>
              </table:table-cell>
              <table:table-cell office:value-type="float" office:value="2.87">
                <text:p>2.87</text:p>
                <draw:g>
                  <svg:desc>Permsort.B2:Permsort.B2</svg:desc>
                </draw:g>
              </table:table-cell>
            </table:table-row>
            <table:table-row>
              <table:table-cell office:value-type="string">
                <text:p>PAKCS </text:p>
                <draw:g>
                  <svg:desc>Permsort.A3:Permsort.A3</svg:desc>
                </draw:g>
              </table:table-cell>
              <table:table-cell office:value-type="float" office:value="26.55">
                <text:p>26.55</text:p>
                <draw:g>
                  <svg:desc>Permsort.B3:Permsort.B3</svg:desc>
                </draw:g>
              </table:table-cell>
            </table:table-row>
            <table:table-row>
              <table:table-cell office:value-type="string">
                <text:p>MCC   </text:p>
                <draw:g>
                  <svg:desc>Permsort.A4:Permsort.A4</svg:desc>
                </draw:g>
              </table:table-cell>
              <table:table-cell office:value-type="float" office:value="1.27">
                <text:p>1.27</text:p>
                <draw:g>
                  <svg:desc>Permsort.B4:Permsort.B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83cm" svg:height="7cm" xlink:href=".." xlink:type="simple" chart:class="chart:bar" chart:style-name="ch1">
        <chart:legend chart:legend-position="end" svg:x="13.265cm" svg:y="2.388cm" chart:style-name="ch2"/>
        <chart:plot-area chart:style-name="ch3" table:cell-range-address="Half.A1:Half.B4" chart:data-source-has-labels="column" svg:x="1.47cm" svg:y="0.695cm" svg:width="11.165cm" svg:height="5.745cm">
          <chartooo:coordinate-region svg:x="2.435cm" svg:y="0.921cm" svg:width="10.2cm" svg:height="5.294cm"/>
          <chart:axis chart:dimension="x" chart:name="primary-x" chart:style-name="ch4"/>
          <chart:axis chart:dimension="y" chart:name="primary-y" chart:style-name="ch5">
            <chart:title svg:x="0.451cm" svg:y="5.509cm" chart:style-name="ch6">
              <text:p>Runtime in seconds</text:p>
            </chart:title>
            <chart:grid chart:style-name="ch7" chart:class="major"/>
          </chart:axis>
          <chart:series chart:style-name="ch8" chart:values-cell-range-address="Half.B1:Half.B1" chart:label-cell-address="Half.A1:Half.A1" chart:class="chart:bar">
            <chart:data-point/>
          </chart:series>
          <chart:series chart:style-name="ch9" chart:values-cell-range-address="Half.B2:Half.B2" chart:label-cell-address="Half.A2:Half.A2" chart:class="chart:bar">
            <chart:data-point/>
          </chart:series>
          <chart:series chart:style-name="ch10" chart:values-cell-range-address="Half.B3:Half.B3" chart:label-cell-address="Half.A3:Half.A3" chart:class="chart:bar">
            <chart:data-point/>
          </chart:series>
          <chart:series chart:style-name="ch11" chart:values-cell-range-address="Half.B4:Half.B4" chart:label-cell-address="Half.A4:Half.A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KiCS</text:p>
                <draw:g>
                  <svg:desc>Half.A1:Half.A1</svg:desc>
                </draw:g>
              </table:table-cell>
              <table:table-cell office:value-type="float" office:value="6.294">
                <text:p>6.294</text:p>
                <draw:g>
                  <svg:desc>Half.B1:Half.B1</svg:desc>
                </draw:g>
              </table:table-cell>
            </table:table-row>
            <table:table-row>
              <table:table-cell office:value-type="string">
                <text:p>KiCS2</text:p>
                <draw:g>
                  <svg:desc>Half.A2:Half.A2</svg:desc>
                </draw:g>
              </table:table-cell>
              <table:table-cell office:value-type="float" office:value="21.57">
                <text:p>21.57</text:p>
                <draw:g>
                  <svg:desc>Half.B2:Half.B2</svg:desc>
                </draw:g>
              </table:table-cell>
            </table:table-row>
            <table:table-row>
              <table:table-cell office:value-type="string">
                <text:p>PAKCS </text:p>
                <draw:g>
                  <svg:desc>Half.A3:Half.A3</svg:desc>
                </draw:g>
              </table:table-cell>
              <table:table-cell office:value-type="float" office:value="98.57">
                <text:p>98.57</text:p>
                <draw:g>
                  <svg:desc>Half.B3:Half.B3</svg:desc>
                </draw:g>
              </table:table-cell>
            </table:table-row>
            <table:table-row>
              <table:table-cell office:value-type="string">
                <text:p>MCC   </text:p>
                <draw:g>
                  <svg:desc>Half.A4:Half.A4</svg:desc>
                </draw:g>
              </table:table-cell>
              <table:table-cell office:value-type="float" office:value="2.51">
                <text:p>2.51</text:p>
                <draw:g>
                  <svg:desc>Half.B4:Half.B4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